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addition"/>Addition<text:bookmark-end text:name="addition"/></text:h>
      <text:p text:style-name="Preformatted_20_Text"><text:span text:style-name="NormalTok">assume </text:span><text:span text:style-name="KeywordTok">cs</text:span><text:span text:style-name="OperatorTok">:</text:span><text:span text:style-name="NormalTok">code</text:span><text:span text:style-name="OperatorTok">,</text:span><text:span text:style-name="NormalTok"> </text:span><text:span text:style-name="KeywordTok">ds</text:span><text:span text:style-name="OperatorTok">:</text:span><text:span text:style-name="NormalTok">data</text:span> </text:p>
      <text:p text:style-name="Preformatted_20_Text"><text:span text:style-name="BuiltInTok">data</text:span><text:span text:style-name="NormalTok"> segment</text:span> </text:p>
      <text:p text:style-name="Preformatted_20_Text"><text:span text:style-name="NormalTok"><text:s text:c="4"/>msg1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NormalTok"> </text:span><text:span text:style-name="StringTok">"Enter no: $"</text:span> </text:p>
      <text:p text:style-name="Preformatted_20_Text"><text:span text:style-name="NormalTok"><text:s text:c="4"/>msg2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StringTok">"Sum is: $"</text:span> </text:p>
      <text:p text:style-name="Preformatted_20_Text"><text:span text:style-name="NormalTok"><text:s text:c="4"/>num1 </text:span><text:span text:style-name="DataTypeTok">dw</text:span><text:span text:style-name="NormalTok"> </text:span><text:span text:style-name="BaseNTok">0000h</text:span> </text:p>
      <text:p text:style-name="Preformatted_20_Text"><text:span text:style-name="NormalTok"><text:s text:c="4"/>num2 </text:span><text:span text:style-name="DataTypeTok">dw</text:span><text:span text:style-name="NormalTok"> </text:span><text:span text:style-name="BaseNTok">0000h</text:span> </text:p>
      <text:p text:style-name="Preformatted_20_Text"><text:span text:style-name="BuiltInTok">data</text:span><text:span text:style-name="NormalTok"> ends</text:span> </text:p>
      <text:p text:style-name="Preformatted_20_Text"/>
      <text:p text:style-name="Preformatted_20_Text"><text:span text:style-name="NormalTok">code segment</text:span> </text:p>
      <text:p text:style-name="Preformatted_20_Text"><text:span text:style-name="NormalTok"><text:s text:c="4"/>print macro msg</text:span> </text:p>
      <text:p text:style-name="Preformatted_20_Text"><text:span text:style-name="NormalTok"><text:s text:c="4"/></text:span><text:span text:style-name="BuiltInTok">lea</text:span><text:span text:style-name="NormalTok"> </text:span><text:span text:style-name="KeywordTok">dx</text:span><text:span text:style-name="OperatorTok">,</text:span><text:span text:style-name="NormalTok">msg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09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endm</text:span> </text:p>
      <text:p text:style-name="Preformatted_20_Text"/>
      <text:p text:style-name="Preformatted_20_Text"><text:span text:style-name="NormalTok">read proc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ax</text:span><text:span text:style-name="OperatorTok">,</text:span><text:span text:style-name="KeywordTok">ax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FunctionTok">l1: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1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l</text:span><text:span text:style-name="OperatorTok">,</text:span><text:span text:style-name="BaseNTok">0dh</text:span> </text:p>
      <text:p text:style-name="Preformatted_20_Text"><text:span text:style-name="NormalTok"><text:s text:c="8"/></text:span><text:span text:style-name="ControlFlowTok">je</text:span><text:span text:style-name="NormalTok"> l2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0h</text:span> </text:p>
      <text:p text:style-name="Preformatted_20_Text"><text:span text:style-name="NormalTok"><text:s text:c="8"/></text:span><text:span text:style-name="BuiltInTok">sub</text:span><text:span text:style-name="NormalTok"> </text:span><text:span text:style-name="KeywordTok">al</text:span><text:span text:style-name="OperatorTok">,</text:span><text:span text:style-name="BaseNTok">30h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bx</text:span><text:span text:style-name="OperatorTok">,</text:span><text:span text:style-name="KeywordTok">a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dx</text:span><text:span text:style-name="OperatorTok">,</text:span><text:span text:style-name="BaseNTok">000ah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jmp</text:span><text:span text:style-name="NormalTok"> l1</text:span> </text:p>
      <text:p text:style-name="Preformatted_20_Text"><text:span text:style-name="NormalTok"><text:s text:c="4"/></text:span><text:span text:style-name="FunctionTok">l2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read endp</text:span> </text:p>
      <text:p text:style-name="Preformatted_20_Text"/>
      <text:p text:style-name="Preformatted_20_Text"><text:span text:style-name="PreprocessorTok">display</text:span><text:span text:style-name="NormalTok"> proc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BaseNTok">000ah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cx</text:span><text:span text:style-name="OperatorTok">,</text:span><text:span text:style-name="KeywordTok">cx</text:span> </text:p>
      <text:p text:style-name="Preformatted_20_Text"><text:span text:style-name="NormalTok"><text:s text:c="4"/></text:span><text:span text:style-name="FunctionTok">l3:</text:span> </text:p>
      <text:p text:style-name="Preformatted_20_Text"><text:span text:style-name="NormalTok"><text:s text:c="8"/></text:span><text:span text:style-name="BuiltInTok">xor</text:span><text:span text:style-name="NormalTok"> </text:span><text:span text:style-name="KeywordTok">dx</text:span><text:span text:style-name="OperatorTok">,</text:span><text:span text:style-name="KeywordTok">dx</text:span> </text:p>
      <text:p text:style-name="Preformatted_20_Text"><text:span text:style-name="NormalTok"><text:s text:c="8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dx</text:span><text:span text:style-name="OperatorTok">,</text:span><text:span text:style-name="BaseNTok">0030h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in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x</text:span><text:span text:style-name="OperatorTok">,</text:span><text:span text:style-name="BaseNTok">0000h</text:span> </text:p>
      <text:p text:style-name="Preformatted_20_Text"><text:span text:style-name="NormalTok"><text:s text:c="8"/></text:span><text:span text:style-name="ControlFlowTok">jnz</text:span><text:span text:style-name="NormalTok"> l3</text:span> </text:p>
      <text:p text:style-name="Preformatted_20_Text"><text:span text:style-name="NormalTok"><text:s text:c="4"/></text:span><text:span text:style-name="FunctionTok">l4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2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ControlFlowTok">loop</text:span><text:span text:style-name="NormalTok"> l4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PreprocessorTok">display</text:span><text:span text:style-name="NormalTok"> endp</text:span> </text:p>
      <text:p text:style-name="Preformatted_20_Text"/>
      <text:p text:style-name="Preformatted_20_Text"><text:span text:style-name="NormalTok">addtn proc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num1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NormalTok">num2</text:span> </text:p>
      <text:p text:style-name="Preformatted_20_Text"><text:span text:style-name="NormalTok"><text:s text:c="4"/></text:span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4"/></text:span><text:span text:style-name="ControlFlowTok">call</text:span><text:span text:style-name="NormalTok"> display</text:span> </text:p>
      <text:p text:style-name="Preformatted_20_Text"><text:span text:style-name="NormalTok"><text:s text:c="4"/></text:span><text:span text:style-name="ControlFlowTok">ret</text:span> </text:p>
      <text:p text:style-name="Preformatted_20_Text"><text:span text:style-name="NormalTok">addtn endp</text:span> </text:p>
      <text:p text:style-name="Preformatted_20_Text"/>
      <text:p text:style-name="Preformatted_20_Text"><text:span text:style-name="FunctionTok">start: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data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ds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1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2</text:span><text:span text:style-name="OperatorTok">,</text:span><text:span text:style-name="KeywordTok">ax</text:span> </text:p>
      <text:p text:style-name="Preformatted_20_Text"><text:span text:style-name="NormalTok"><text:s text:c="4"/>print msg2</text:span> </text:p>
      <text:p text:style-name="Preformatted_20_Text"><text:span text:style-name="NormalTok"><text:s text:c="4"/></text:span><text:span text:style-name="ControlFlowTok">call</text:span><text:span text:style-name="NormalTok"> addtn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4c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4"/>code ends</text:span> </text:p>
      <text:p text:style-name="Preformatted_20_Text"><text:span text:style-name="PreprocessorTok">end</text:span><text:span text:style-name="NormalTok"> start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Output</text:p>
      <text:p text:style-name="Preformatted_20_Text"/>
      <text:p text:style-name="Preformatted_20_Text">C:\&gt;add</text:p>
      <text:p text:style-name="Preformatted_20_Text">Enter no: 50</text:p>
      <text:p text:style-name="Preformatted_20_Text">Enter no: 60</text:p>
      <text:p text:style-name="Preformatted_20_Text">Sum is: 110</text:p>
      <text:h text:style-name="Heading_20_3" text:outline-level="3"><text:bookmark-start text:name="substraction"/>Substraction<text:bookmark-end text:name="substraction"/></text:h>
      <text:p text:style-name="Preformatted_20_Text"><text:span text:style-name="NormalTok">assume </text:span><text:span text:style-name="KeywordTok">cs</text:span><text:span text:style-name="OperatorTok">:</text:span><text:span text:style-name="NormalTok">code</text:span><text:span text:style-name="OperatorTok">,</text:span><text:span text:style-name="NormalTok"> </text:span><text:span text:style-name="KeywordTok">ds</text:span><text:span text:style-name="OperatorTok">:</text:span><text:span text:style-name="NormalTok">data</text:span> </text:p>
      <text:p text:style-name="Preformatted_20_Text"><text:span text:style-name="BuiltInTok">data</text:span><text:span text:style-name="NormalTok"> segment</text:span> </text:p>
      <text:p text:style-name="Preformatted_20_Text"><text:span text:style-name="NormalTok"><text:s text:c="4"/>msg1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NormalTok"> </text:span><text:span text:style-name="StringTok">"Enter no: $"</text:span> </text:p>
      <text:p text:style-name="Preformatted_20_Text"><text:span text:style-name="NormalTok"><text:s text:c="4"/>msg2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StringTok">"Difference is: $"</text:span> </text:p>
      <text:p text:style-name="Preformatted_20_Text"><text:span text:style-name="NormalTok"><text:s text:c="4"/>num1 </text:span><text:span text:style-name="DataTypeTok">dw</text:span><text:span text:style-name="NormalTok"> </text:span><text:span text:style-name="BaseNTok">0000h</text:span> </text:p>
      <text:p text:style-name="Preformatted_20_Text"><text:span text:style-name="NormalTok"><text:s text:c="4"/>num2 </text:span><text:span text:style-name="DataTypeTok">dw</text:span><text:span text:style-name="NormalTok"> </text:span><text:span text:style-name="BaseNTok">0000h</text:span> </text:p>
      <text:p text:style-name="Preformatted_20_Text"><text:span text:style-name="BuiltInTok">data</text:span><text:span text:style-name="NormalTok"> ends</text:span> </text:p>
      <text:p text:style-name="Preformatted_20_Text"><text:span text:style-name="NormalTok">code segment</text:span> </text:p>
      <text:p text:style-name="Preformatted_20_Text"><text:span text:style-name="NormalTok"><text:s text:c="4"/>print macro msg</text:span> </text:p>
      <text:p text:style-name="Preformatted_20_Text"><text:span text:style-name="NormalTok"><text:s text:c="4"/></text:span><text:span text:style-name="BuiltInTok">lea</text:span><text:span text:style-name="NormalTok"> </text:span><text:span text:style-name="KeywordTok">dx</text:span><text:span text:style-name="OperatorTok">,</text:span><text:span text:style-name="NormalTok">msg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09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endm</text:span> </text:p>
      <text:p text:style-name="Preformatted_20_Text"/>
      <text:p text:style-name="Preformatted_20_Text"><text:span text:style-name="NormalTok">read proc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ax</text:span><text:span text:style-name="OperatorTok">,</text:span><text:span text:style-name="KeywordTok">ax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FunctionTok">l1: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1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l</text:span><text:span text:style-name="OperatorTok">,</text:span><text:span text:style-name="BaseNTok">0dh</text:span> </text:p>
      <text:p text:style-name="Preformatted_20_Text"><text:span text:style-name="NormalTok"><text:s text:c="8"/></text:span><text:span text:style-name="ControlFlowTok">je</text:span><text:span text:style-name="NormalTok"> l2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0h</text:span> </text:p>
      <text:p text:style-name="Preformatted_20_Text"><text:span text:style-name="NormalTok"><text:s text:c="8"/></text:span><text:span text:style-name="BuiltInTok">sub</text:span><text:span text:style-name="NormalTok"> </text:span><text:span text:style-name="KeywordTok">al</text:span><text:span text:style-name="OperatorTok">,</text:span><text:span text:style-name="BaseNTok">30h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bx</text:span><text:span text:style-name="OperatorTok">,</text:span><text:span text:style-name="KeywordTok">a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dx</text:span><text:span text:style-name="OperatorTok">,</text:span><text:span text:style-name="BaseNTok">000ah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jmp</text:span><text:span text:style-name="NormalTok"> l1</text:span> </text:p>
      <text:p text:style-name="Preformatted_20_Text"><text:span text:style-name="NormalTok"><text:s text:c="4"/></text:span><text:span text:style-name="FunctionTok">l2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read endp</text:span> </text:p>
      <text:p text:style-name="Preformatted_20_Text"><text:soft-page-break/><text:span text:style-name="PreprocessorTok">display</text:span><text:span text:style-name="NormalTok"> proc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BaseNTok">000ah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cx</text:span><text:span text:style-name="OperatorTok">,</text:span><text:span text:style-name="KeywordTok">cx</text:span> </text:p>
      <text:p text:style-name="Preformatted_20_Text"><text:span text:style-name="NormalTok"><text:s text:c="4"/></text:span><text:span text:style-name="FunctionTok">l3:</text:span> </text:p>
      <text:p text:style-name="Preformatted_20_Text"><text:span text:style-name="NormalTok"><text:s text:c="8"/></text:span><text:span text:style-name="BuiltInTok">xor</text:span><text:span text:style-name="NormalTok"> </text:span><text:span text:style-name="KeywordTok">dx</text:span><text:span text:style-name="OperatorTok">,</text:span><text:span text:style-name="KeywordTok">dx</text:span> </text:p>
      <text:p text:style-name="Preformatted_20_Text"><text:span text:style-name="NormalTok"><text:s text:c="8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dx</text:span><text:span text:style-name="OperatorTok">,</text:span><text:span text:style-name="BaseNTok">0030h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in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x</text:span><text:span text:style-name="OperatorTok">,</text:span><text:span text:style-name="BaseNTok">0000h</text:span> </text:p>
      <text:p text:style-name="Preformatted_20_Text"><text:span text:style-name="NormalTok"><text:s text:c="8"/></text:span><text:span text:style-name="ControlFlowTok">jnz</text:span><text:span text:style-name="NormalTok"> l3</text:span> </text:p>
      <text:p text:style-name="Preformatted_20_Text"><text:span text:style-name="NormalTok"><text:s text:c="4"/></text:span><text:span text:style-name="FunctionTok">l4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2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ControlFlowTok">loop</text:span><text:span text:style-name="NormalTok"> l4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PreprocessorTok">display</text:span><text:span text:style-name="NormalTok"> endp</text:span> </text:p>
      <text:p text:style-name="Preformatted_20_Text"/>
      <text:p text:style-name="Preformatted_20_Text"><text:span text:style-name="NormalTok">subtract proc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num1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NormalTok">num2</text:span> </text:p>
      <text:p text:style-name="Preformatted_20_Text"><text:span text:style-name="NormalTok"><text:s text:c="4"/></text:span><text:span text:style-name="BuiltInTok">sub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4"/></text:span><text:span text:style-name="ControlFlowTok">call</text:span><text:span text:style-name="NormalTok"> display</text:span> </text:p>
      <text:p text:style-name="Preformatted_20_Text"><text:span text:style-name="NormalTok"><text:s text:c="4"/></text:span><text:span text:style-name="ControlFlowTok">ret</text:span> </text:p>
      <text:p text:style-name="Preformatted_20_Text"><text:span text:style-name="NormalTok">subtract endp</text:span> </text:p>
      <text:p text:style-name="Preformatted_20_Text"/>
      <text:p text:style-name="Preformatted_20_Text"><text:span text:style-name="FunctionTok">start: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data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ds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1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2</text:span><text:span text:style-name="OperatorTok">,</text:span><text:span text:style-name="KeywordTok">ax</text:span> </text:p>
      <text:p text:style-name="Preformatted_20_Text"><text:span text:style-name="NormalTok"><text:s text:c="4"/>print msg2</text:span> </text:p>
      <text:p text:style-name="Preformatted_20_Text"><text:span text:style-name="NormalTok"><text:s text:c="4"/></text:span><text:span text:style-name="ControlFlowTok">call</text:span><text:span text:style-name="NormalTok"> subtract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4c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4"/>code ends</text:span> </text:p>
      <text:p text:style-name="Preformatted_20_Text"><text:span text:style-name="PreprocessorTok">end</text:span><text:span text:style-name="NormalTok"> start</text:span> </text:p>
      <text:p text:style-name="Preformatted_20_Text">Output</text:p>
      <text:p text:style-name="Preformatted_20_Text"/>
      <text:p text:style-name="Preformatted_20_Text">C:\&gt;sub</text:p>
      <text:p text:style-name="Preformatted_20_Text">Enter no: 50</text:p>
      <text:p text:style-name="Preformatted_20_Text">Enter no: 30</text:p>
      <text:p text:style-name="Preformatted_20_Text">Difference is: 20</text:p>
      <text:h text:style-name="Heading_20_3" text:outline-level="3"><text:bookmark-start text:name="multiplication"/>Multiplication<text:bookmark-end text:name="multiplication"/></text:h>
      <text:p text:style-name="Preformatted_20_Text"><text:span text:style-name="NormalTok">assume </text:span><text:span text:style-name="KeywordTok">cs</text:span><text:span text:style-name="OperatorTok">:</text:span><text:span text:style-name="NormalTok">code</text:span><text:span text:style-name="OperatorTok">,</text:span><text:span text:style-name="NormalTok"> </text:span><text:span text:style-name="KeywordTok">ds</text:span><text:span text:style-name="OperatorTok">:</text:span><text:span text:style-name="NormalTok">data</text:span> </text:p>
      <text:p text:style-name="Preformatted_20_Text"><text:span text:style-name="BuiltInTok">data</text:span><text:span text:style-name="NormalTok"> segment</text:span> </text:p>
      <text:p text:style-name="Preformatted_20_Text"><text:span text:style-name="NormalTok"><text:s text:c="4"/>msg1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NormalTok"> </text:span><text:span text:style-name="StringTok">"Enter no: $"</text:span> </text:p>
      <text:p text:style-name="Preformatted_20_Text"><text:span text:style-name="NormalTok"><text:s text:c="4"/>msg2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StringTok">"Product is: $"</text:span> </text:p>
      <text:p text:style-name="Preformatted_20_Text"><text:span text:style-name="NormalTok"><text:s text:c="4"/>num1 </text:span><text:span text:style-name="DataTypeTok">dw</text:span><text:span text:style-name="NormalTok"> </text:span><text:span text:style-name="BaseNTok">0000h</text:span> </text:p>
      <text:p text:style-name="Preformatted_20_Text"><text:span text:style-name="NormalTok"><text:s text:c="4"/>num2 </text:span><text:span text:style-name="DataTypeTok">dw</text:span><text:span text:style-name="NormalTok"> </text:span><text:span text:style-name="BaseNTok">0000h</text:span> </text:p>
      <text:p text:style-name="Preformatted_20_Text"><text:span text:style-name="BuiltInTok">data</text:span><text:span text:style-name="NormalTok"> ends</text:span> </text:p>
      <text:p text:style-name="Preformatted_20_Text"><text:span text:style-name="NormalTok">code segment</text:span> </text:p>
      <text:p text:style-name="Preformatted_20_Text"><text:span text:style-name="NormalTok"><text:s text:c="4"/>print macro msg</text:span> </text:p>
      <text:p text:style-name="Preformatted_20_Text"><text:span text:style-name="NormalTok"><text:s text:c="4"/></text:span><text:span text:style-name="BuiltInTok">lea</text:span><text:span text:style-name="NormalTok"> </text:span><text:span text:style-name="KeywordTok">dx</text:span><text:span text:style-name="OperatorTok">,</text:span><text:span text:style-name="NormalTok">msg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09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endm</text:span> </text:p>
      <text:p text:style-name="Preformatted_20_Text"/>
      <text:p text:style-name="Preformatted_20_Text"><text:span text:style-name="NormalTok">read proc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ax</text:span><text:span text:style-name="OperatorTok">,</text:span><text:span text:style-name="KeywordTok">ax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FunctionTok">l1: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1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l</text:span><text:span text:style-name="OperatorTok">,</text:span><text:span text:style-name="BaseNTok">0dh</text:span> </text:p>
      <text:p text:style-name="Preformatted_20_Text"><text:span text:style-name="NormalTok"><text:s text:c="8"/></text:span><text:span text:style-name="ControlFlowTok">je</text:span><text:span text:style-name="NormalTok"> l2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0h</text:span> </text:p>
      <text:p text:style-name="Preformatted_20_Text"><text:span text:style-name="NormalTok"><text:s text:c="8"/></text:span><text:span text:style-name="BuiltInTok">sub</text:span><text:span text:style-name="NormalTok"> </text:span><text:span text:style-name="KeywordTok">al</text:span><text:span text:style-name="OperatorTok">,</text:span><text:span text:style-name="BaseNTok">30h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bx</text:span><text:span text:style-name="OperatorTok">,</text:span><text:span text:style-name="KeywordTok">a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dx</text:span><text:span text:style-name="OperatorTok">,</text:span><text:span text:style-name="BaseNTok">000ah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jmp</text:span><text:span text:style-name="NormalTok"> l1</text:span> </text:p>
      <text:p text:style-name="Preformatted_20_Text"><text:span text:style-name="NormalTok"><text:s text:c="4"/></text:span><text:span text:style-name="FunctionTok">l2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read endp</text:span> </text:p>
      <text:p text:style-name="Preformatted_20_Text"><text:span text:style-name="PreprocessorTok">display</text:span><text:span text:style-name="NormalTok"> proc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BaseNTok">000ah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cx</text:span><text:span text:style-name="OperatorTok">,</text:span><text:span text:style-name="KeywordTok">cx</text:span> </text:p>
      <text:p text:style-name="Preformatted_20_Text"><text:span text:style-name="NormalTok"><text:s text:c="4"/></text:span><text:span text:style-name="FunctionTok">l3:</text:span> </text:p>
      <text:p text:style-name="Preformatted_20_Text"><text:span text:style-name="NormalTok"><text:s text:c="8"/></text:span><text:span text:style-name="BuiltInTok">xor</text:span><text:span text:style-name="NormalTok"> </text:span><text:span text:style-name="KeywordTok">dx</text:span><text:span text:style-name="OperatorTok">,</text:span><text:span text:style-name="KeywordTok">dx</text:span> </text:p>
      <text:p text:style-name="Preformatted_20_Text"><text:span text:style-name="NormalTok"><text:s text:c="8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dx</text:span><text:span text:style-name="OperatorTok">,</text:span><text:span text:style-name="BaseNTok">0030h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in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x</text:span><text:span text:style-name="OperatorTok">,</text:span><text:span text:style-name="BaseNTok">0000h</text:span> </text:p>
      <text:p text:style-name="Preformatted_20_Text"><text:span text:style-name="NormalTok"><text:s text:c="8"/></text:span><text:span text:style-name="ControlFlowTok">jnz</text:span><text:span text:style-name="NormalTok"> l3</text:span> </text:p>
      <text:p text:style-name="Preformatted_20_Text"><text:span text:style-name="NormalTok"><text:s text:c="4"/></text:span><text:span text:style-name="FunctionTok">l4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2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ControlFlowTok">loop</text:span><text:span text:style-name="NormalTok"> l4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PreprocessorTok">display</text:span><text:span text:style-name="NormalTok"> endp</text:span> </text:p>
      <text:p text:style-name="Preformatted_20_Text"/>
      <text:p text:style-name="Preformatted_20_Text"><text:span text:style-name="NormalTok">multiply proc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num1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NormalTok">num2</text:span> </text:p>
      <text:p text:style-name="Preformatted_20_Text"><text:span text:style-name="NormalTok"><text:s text:c="4"/></text:span><text:span text:style-name="BuiltInTok">mul</text:span><text:span text:style-name="NormalTok"> </text:span><text:span text:style-name="KeywordTok">bx</text:span> </text:p>
      <text:p text:style-name="Preformatted_20_Text"><text:span text:style-name="NormalTok"><text:s text:c="4"/></text:span><text:span text:style-name="ControlFlowTok">call</text:span><text:span text:style-name="NormalTok"> display</text:span> </text:p>
      <text:p text:style-name="Preformatted_20_Text"><text:span text:style-name="NormalTok"><text:s text:c="4"/></text:span><text:span text:style-name="ControlFlowTok">ret</text:span> </text:p>
      <text:p text:style-name="Preformatted_20_Text"><text:span text:style-name="NormalTok">multiply endp</text:span> </text:p>
      <text:p text:style-name="Preformatted_20_Text"/>
      <text:p text:style-name="Preformatted_20_Text"><text:span text:style-name="FunctionTok">start: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data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ds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1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2</text:span><text:span text:style-name="OperatorTok">,</text:span><text:span text:style-name="KeywordTok">ax</text:span> </text:p>
      <text:p text:style-name="Preformatted_20_Text"><text:span text:style-name="NormalTok"><text:s text:c="4"/>print msg2</text:span> </text:p>
      <text:p text:style-name="Preformatted_20_Text"><text:span text:style-name="NormalTok"><text:s text:c="4"/></text:span><text:span text:style-name="ControlFlowTok">call</text:span><text:span text:style-name="NormalTok"> multiply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4c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4"/>code ends</text:span> </text:p>
      <text:p text:style-name="Preformatted_20_Text"><text:span text:style-name="PreprocessorTok">end</text:span><text:span text:style-name="NormalTok"> start</text:span> </text:p>
      <text:p text:style-name="Preformatted_20_Text"><text:soft-page-break/>Output</text:p>
      <text:p text:style-name="Preformatted_20_Text"/>
      <text:p text:style-name="Preformatted_20_Text">C:\&gt;mul</text:p>
      <text:p text:style-name="Preformatted_20_Text">Enter no: 20</text:p>
      <text:p text:style-name="Preformatted_20_Text">Enter no: 30</text:p>
      <text:p text:style-name="Preformatted_20_Text">Product is: 600</text:p>
      <text:h text:style-name="Heading_20_3" text:outline-level="3"><text:bookmark-start text:name="division"/>Division<text:bookmark-end text:name="division"/></text:h>
      <text:p text:style-name="Preformatted_20_Text"><text:span text:style-name="NormalTok">assume </text:span><text:span text:style-name="KeywordTok">cs</text:span><text:span text:style-name="OperatorTok">:</text:span><text:span text:style-name="NormalTok">code</text:span><text:span text:style-name="OperatorTok">,</text:span><text:span text:style-name="NormalTok"> </text:span><text:span text:style-name="KeywordTok">ds</text:span><text:span text:style-name="OperatorTok">:</text:span><text:span text:style-name="NormalTok">data</text:span> </text:p>
      <text:p text:style-name="Preformatted_20_Text"><text:span text:style-name="BuiltInTok">data</text:span><text:span text:style-name="NormalTok"> segment</text:span> </text:p>
      <text:p text:style-name="Preformatted_20_Text"><text:span text:style-name="NormalTok"><text:s text:c="4"/>msg1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NormalTok"> </text:span><text:span text:style-name="StringTok">"Enter no: $"</text:span> </text:p>
      <text:p text:style-name="Preformatted_20_Text"><text:span text:style-name="NormalTok"><text:s text:c="4"/>msg2 </text:span><text:span text:style-name="DataTypeTok">db</text:span><text:span text:style-name="NormalTok"> </text:span><text:span text:style-name="BaseNTok">0ah</text:span><text:span text:style-name="OperatorTok">,</text:span><text:span text:style-name="BaseNTok">0dh</text:span><text:span text:style-name="OperatorTok">,</text:span><text:span text:style-name="StringTok">"Quotient is: $"</text:span> </text:p>
      <text:p text:style-name="Preformatted_20_Text"><text:span text:style-name="NormalTok"><text:s text:c="4"/>num1 </text:span><text:span text:style-name="DataTypeTok">dw</text:span><text:span text:style-name="NormalTok"> </text:span><text:span text:style-name="BaseNTok">0000h</text:span> </text:p>
      <text:p text:style-name="Preformatted_20_Text"><text:span text:style-name="NormalTok"><text:s text:c="4"/>num2 </text:span><text:span text:style-name="DataTypeTok">dw</text:span><text:span text:style-name="NormalTok"> </text:span><text:span text:style-name="BaseNTok">0000h</text:span> </text:p>
      <text:p text:style-name="Preformatted_20_Text"><text:span text:style-name="BuiltInTok">data</text:span><text:span text:style-name="NormalTok"> ends</text:span> </text:p>
      <text:p text:style-name="Preformatted_20_Text"><text:span text:style-name="NormalTok">code segment</text:span> </text:p>
      <text:p text:style-name="Preformatted_20_Text"><text:span text:style-name="NormalTok"><text:s text:c="4"/>print macro msg</text:span> </text:p>
      <text:p text:style-name="Preformatted_20_Text"><text:span text:style-name="NormalTok"><text:s text:c="4"/></text:span><text:span text:style-name="BuiltInTok">lea</text:span><text:span text:style-name="NormalTok"> </text:span><text:span text:style-name="KeywordTok">dx</text:span><text:span text:style-name="OperatorTok">,</text:span><text:span text:style-name="NormalTok">msg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09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endm</text:span> </text:p>
      <text:p text:style-name="Preformatted_20_Text"/>
      <text:p text:style-name="Preformatted_20_Text"><text:span text:style-name="NormalTok">read proc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ax</text:span><text:span text:style-name="OperatorTok">,</text:span><text:span text:style-name="KeywordTok">ax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FunctionTok">l1: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1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l</text:span><text:span text:style-name="OperatorTok">,</text:span><text:span text:style-name="BaseNTok">0dh</text:span> </text:p>
      <text:p text:style-name="Preformatted_20_Text"><text:span text:style-name="NormalTok"><text:s text:c="8"/></text:span><text:span text:style-name="ControlFlowTok">je</text:span><text:span text:style-name="NormalTok"> l2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0h</text:span> </text:p>
      <text:p text:style-name="Preformatted_20_Text"><text:span text:style-name="NormalTok"><text:s text:c="8"/></text:span><text:span text:style-name="BuiltInTok">sub</text:span><text:span text:style-name="NormalTok"> </text:span><text:span text:style-name="KeywordTok">al</text:span><text:span text:style-name="OperatorTok">,</text:span><text:span text:style-name="BaseNTok">30h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bx</text:span><text:span text:style-name="OperatorTok">,</text:span><text:span text:style-name="KeywordTok">a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dx</text:span><text:span text:style-name="OperatorTok">,</text:span><text:span text:style-name="BaseNTok">000ah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jmp</text:span><text:span text:style-name="NormalTok"> l1</text:span> </text:p>
      <text:p text:style-name="Preformatted_20_Text"><text:span text:style-name="NormalTok"><text:s text:c="4"/></text:span><text:span text:style-name="FunctionTok">l2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read endp</text:span> </text:p>
      <text:p text:style-name="Preformatted_20_Text"><text:span text:style-name="PreprocessorTok">display</text:span><text:span text:style-name="NormalTok"> proc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BaseNTok">000ah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cx</text:span><text:span text:style-name="OperatorTok">,</text:span><text:span text:style-name="KeywordTok">cx</text:span> </text:p>
      <text:p text:style-name="Preformatted_20_Text"><text:span text:style-name="NormalTok"><text:s text:c="4"/></text:span><text:span text:style-name="FunctionTok">l3:</text:span> </text:p>
      <text:p text:style-name="Preformatted_20_Text"><text:span text:style-name="NormalTok"><text:s text:c="8"/></text:span><text:span text:style-name="BuiltInTok">xor</text:span><text:span text:style-name="NormalTok"> </text:span><text:span text:style-name="KeywordTok">dx</text:span><text:span text:style-name="OperatorTok">,</text:span><text:span text:style-name="KeywordTok">dx</text:span> </text:p>
      <text:p text:style-name="Preformatted_20_Text"><text:span text:style-name="NormalTok"><text:s text:c="8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dx</text:span><text:span text:style-name="OperatorTok">,</text:span><text:span text:style-name="BaseNTok">0030h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in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x</text:span><text:span text:style-name="OperatorTok">,</text:span><text:span text:style-name="BaseNTok">0000h</text:span> </text:p>
      <text:p text:style-name="Preformatted_20_Text"><text:span text:style-name="NormalTok"><text:s text:c="8"/></text:span><text:span text:style-name="ControlFlowTok">jnz</text:span><text:span text:style-name="NormalTok"> l3</text:span> </text:p>
      <text:p text:style-name="Preformatted_20_Text"><text:span text:style-name="NormalTok"><text:s text:c="4"/></text:span><text:span text:style-name="FunctionTok">l4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BaseNTok">02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ControlFlowTok">loop</text:span><text:span text:style-name="NormalTok"> l4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PreprocessorTok">display</text:span><text:span text:style-name="NormalTok"> endp</text:span> </text:p>
      <text:p text:style-name="Preformatted_20_Text"><text:span text:style-name="NormalTok">divide proc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num1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NormalTok">num2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dx</text:span><text:span text:style-name="OperatorTok">,</text:span><text:span text:style-name="KeywordTok">dx</text:span> </text:p>
      <text:p text:style-name="Preformatted_20_Text"><text:span text:style-name="NormalTok"><text:s text:c="4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4"/></text:span><text:span text:style-name="ControlFlowTok">call</text:span><text:span text:style-name="NormalTok"> display</text:span> </text:p>
      <text:p text:style-name="Preformatted_20_Text"><text:span text:style-name="NormalTok"><text:s text:c="4"/></text:span><text:span text:style-name="ControlFlowTok">ret</text:span> </text:p>
      <text:p text:style-name="Preformatted_20_Text"><text:span text:style-name="NormalTok">divide endp</text:span> </text:p>
      <text:p text:style-name="Preformatted_20_Text"/>
      <text:p text:style-name="Preformatted_20_Text"><text:span text:style-name="FunctionTok">start: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data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ds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1</text:span><text:span text:style-name="OperatorTok">,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2</text:span><text:span text:style-name="OperatorTok">,</text:span><text:span text:style-name="KeywordTok">ax</text:span> </text:p>
      <text:p text:style-name="Preformatted_20_Text"><text:span text:style-name="NormalTok"><text:s text:c="4"/>print msg2</text:span> </text:p>
      <text:p text:style-name="Preformatted_20_Text"><text:span text:style-name="NormalTok"><text:s text:c="4"/></text:span><text:span text:style-name="ControlFlowTok">call</text:span><text:span text:style-name="NormalTok"> divide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BaseNTok">4c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4"/>code ends</text:span> </text:p>
      <text:p text:style-name="Preformatted_20_Text"><text:span text:style-name="PreprocessorTok">end</text:span><text:span text:style-name="NormalTok"> start</text:span> </text:p>
      <text:p text:style-name="Preformatted_20_Text">Output</text:p>
      <text:p text:style-name="Preformatted_20_Text"/>
      <text:p text:style-name="Preformatted_20_Text">C:\&gt;div</text:p>
      <text:p text:style-name="Preformatted_20_Text">Enter no: 60</text:p>
      <text:p text:style-name="Preformatted_20_Text">Enter no: 5</text:p>
      <text:p text:style-name="Preformatted_20_Text">Quotient is: 12</text:p>
      <text:h text:style-name="Heading_20_3" text:outline-level="3"><text:bookmark-start text:name="factorial"/>Factorial<text:bookmark-end text:name="factorial"/></text:h>
      <text:p text:style-name="Preformatted_20_Text"><text:span text:style-name="NormalTok">ASSUME </text:span><text:span text:style-name="KeywordTok">CS</text:span><text:span text:style-name="OperatorTok">:</text:span><text:span text:style-name="NormalTok">code</text:span><text:span text:style-name="OperatorTok">,</text:span><text:span text:style-name="NormalTok"> </text:span><text:span text:style-name="KeywordTok">DS</text:span><text:span text:style-name="OperatorTok">:</text:span><text:span text:style-name="NormalTok">data</text:span> </text:p>
      <text:p text:style-name="Preformatted_20_Text"><text:span text:style-name="BuiltInTok">data</text:span><text:span text:style-name="NormalTok"> SEGMENT</text:span> </text:p>
      <text:p text:style-name="Preformatted_20_Text"><text:span text:style-name="NormalTok"><text:s text:c="4"/>msg1 </text:span><text:span text:style-name="DataTypeTok">DB</text:span><text:span text:style-name="NormalTok"> </text:span><text:span text:style-name="DecValTok">0</text:span><text:span text:style-name="ErrorTok">Ah</text:span><text:span text:style-name="OperatorTok">,</text:span><text:span text:style-name="NormalTok"> </text:span><text:span text:style-name="DecValTok">0</text:span><text:span text:style-name="BaseNTok">D</text:span><text:span text:style-name="ErrorTok">h</text:span><text:span text:style-name="OperatorTok">,</text:span><text:span text:style-name="NormalTok"> </text:span><text:span text:style-name="StringTok">"Enter no: $"</text:span> </text:p>
      <text:p text:style-name="Preformatted_20_Text"><text:span text:style-name="NormalTok"><text:s text:c="4"/>msg2 </text:span><text:span text:style-name="DataTypeTok">DB</text:span><text:span text:style-name="NormalTok"> </text:span><text:span text:style-name="DecValTok">0</text:span><text:span text:style-name="ErrorTok">Ah</text:span><text:span text:style-name="OperatorTok">,</text:span><text:span text:style-name="NormalTok"> </text:span><text:span text:style-name="DecValTok">0</text:span><text:span text:style-name="BaseNTok">D</text:span><text:span text:style-name="ErrorTok">h</text:span><text:span text:style-name="OperatorTok">,</text:span><text:span text:style-name="NormalTok"> </text:span><text:span text:style-name="StringTok">"Factorial is: $"</text:span> </text:p>
      <text:p text:style-name="Preformatted_20_Text"><text:span text:style-name="NormalTok"><text:s text:c="4"/>num1 </text:span><text:span text:style-name="DataTypeTok">DW</text:span><text:span text:style-name="NormalTok"> </text:span><text:span text:style-name="BaseNTok">0000h</text:span> </text:p>
      <text:p text:style-name="Preformatted_20_Text"><text:span text:style-name="BuiltInTok">data</text:span><text:span text:style-name="NormalTok"> ENDS</text:span> </text:p>
      <text:p text:style-name="Preformatted_20_Text"/>
      <text:p text:style-name="Preformatted_20_Text"><text:span text:style-name="NormalTok">code SEGMENT</text:span> </text:p>
      <text:p text:style-name="Preformatted_20_Text"><text:span text:style-name="NormalTok"><text:s text:c="4"/>print MACRO msg</text:span> </text:p>
      <text:p text:style-name="Preformatted_20_Text"><text:span text:style-name="NormalTok"><text:s text:c="4"/></text:span><text:span text:style-name="BuiltInTok">lea</text:span><text:span text:style-name="NormalTok"> </text:span><text:span text:style-name="KeywordTok">dx</text:span><text:span text:style-name="OperatorTok">,</text:span><text:span text:style-name="NormalTok"> msg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NormalTok"> </text:span><text:span text:style-name="BaseNTok">09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ENDM</text:span> </text:p>
      <text:p text:style-name="Preformatted_20_Text"/>
      <text:p text:style-name="Preformatted_20_Text"><text:span text:style-name="NormalTok">read PROC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ax</text:span><text:span text:style-name="OperatorTok">,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4"/></text:span><text:span text:style-name="FunctionTok">l1: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NormalTok"> </text:span><text:span text:style-name="BaseNTok">01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l</text:span><text:span text:style-name="OperatorTok">,</text:span><text:span text:style-name="NormalTok"> </text:span><text:span text:style-name="DecValTok">0</text:span><text:span text:style-name="BaseNTok">D</text:span><text:span text:style-name="ErrorTok">h</text:span> </text:p>
      <text:p text:style-name="Preformatted_20_Text"><text:span text:style-name="NormalTok"><text:s text:c="8"/></text:span><text:span text:style-name="ControlFlowTok">je</text:span><text:span text:style-name="NormalTok"> l2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NormalTok"> </text:span><text:span text:style-name="BaseNTok">00h</text:span> </text:p>
      <text:p text:style-name="Preformatted_20_Text"><text:span text:style-name="NormalTok"><text:s text:c="8"/></text:span><text:span text:style-name="BuiltInTok">sub</text:span><text:span text:style-name="NormalTok"> </text:span><text:span text:style-name="KeywordTok">al</text:span><text:span text:style-name="OperatorTok">,</text:span><text:span text:style-name="NormalTok"> </text:span><text:span text:style-name="BaseNTok">30h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bx</text:span><text:span text:style-name="OperatorTok">,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dx</text:span><text:span text:style-name="OperatorTok">,</text:span><text:span text:style-name="NormalTok"> </text:span><text:span text:style-name="DecValTok">000</text:span><text:span text:style-name="ErrorTok">Ah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ax</text:span><text:span text:style-name="OperatorTok">,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jmp</text:span><text:span text:style-name="NormalTok"> l1</text:span> </text:p>
      <text:p text:style-name="Preformatted_20_Text"><text:span text:style-name="NormalTok"><text:s text:c="4"/></text:span><text:span text:style-name="FunctionTok">l2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a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read ENDP</text:span> </text:p>
      <text:p text:style-name="Preformatted_20_Text"><text:soft-page-break/><text:span text:style-name="PreprocessorTok">display</text:span><text:span text:style-name="NormalTok"> PROC</text:span> </text:p>
      <text:p text:style-name="Preformatted_20_Text"><text:span text:style-name="NormalTok"><text:s text:c="4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bx</text:span><text:span text:style-name="OperatorTok">,</text:span><text:span text:style-name="NormalTok"> </text:span><text:span text:style-name="DecValTok">000</text:span><text:span text:style-name="ErrorTok">Ah</text:span> </text:p>
      <text:p text:style-name="Preformatted_20_Text"><text:span text:style-name="NormalTok"><text:s text:c="4"/></text:span><text:span text:style-name="BuiltInTok">xor</text:span><text:span text:style-name="NormalTok"> </text:span><text:span text:style-name="KeywordTok">cx</text:span><text:span text:style-name="OperatorTok">,</text:span><text:span text:style-name="NormalTok"> </text:span><text:span text:style-name="KeywordTok">cx</text:span> </text:p>
      <text:p text:style-name="Preformatted_20_Text"><text:span text:style-name="NormalTok"><text:s text:c="4"/></text:span><text:span text:style-name="FunctionTok">l3:</text:span> </text:p>
      <text:p text:style-name="Preformatted_20_Text"><text:span text:style-name="NormalTok"><text:s text:c="8"/></text:span><text:span text:style-name="BuiltInTok">xor</text:span><text:span text:style-name="NormalTok"> </text:span><text:span text:style-name="KeywordTok">dx</text:span><text:span text:style-name="OperatorTok">,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div</text:span><text:span text:style-name="NormalTok"> </text:span><text:span text:style-name="KeywordTok">bx</text:span> </text:p>
      <text:p text:style-name="Preformatted_20_Text"><text:span text:style-name="NormalTok"><text:s text:c="8"/></text:span><text:span text:style-name="BuiltInTok">add</text:span><text:span text:style-name="NormalTok"> </text:span><text:span text:style-name="KeywordTok">dx</text:span><text:span text:style-name="OperatorTok">,</text:span><text:span text:style-name="NormalTok"> </text:span><text:span text:style-name="BaseNTok">0030h</text:span> </text:p>
      <text:p text:style-name="Preformatted_20_Text"><text:span text:style-name="NormalTok"><text:s text:c="8"/></text:span><text:span text:style-name="BuiltInTok">push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in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cmp</text:span><text:span text:style-name="NormalTok"> </text:span><text:span text:style-name="KeywordTok">ax</text:span><text:span text:style-name="OperatorTok">,</text:span><text:span text:style-name="NormalTok"> </text:span><text:span text:style-name="BaseNTok">0000h</text:span> </text:p>
      <text:p text:style-name="Preformatted_20_Text"><text:span text:style-name="NormalTok"><text:s text:c="8"/></text:span><text:span text:style-name="ControlFlowTok">jnz</text:span><text:span text:style-name="NormalTok"> l3</text:span> </text:p>
      <text:p text:style-name="Preformatted_20_Text"><text:span text:style-name="NormalTok"><text:s text:c="4"/></text:span><text:span text:style-name="FunctionTok">l4: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BuiltInTok">mov</text:span><text:span text:style-name="NormalTok"> </text:span><text:span text:style-name="KeywordTok">ah</text:span><text:span text:style-name="OperatorTok">,</text:span><text:span text:style-name="NormalTok"> </text:span><text:span text:style-name="BaseNTok">02h</text:span> </text:p>
      <text:p text:style-name="Preformatted_20_Text"><text:span text:style-name="NormalTok"><text:s text:c="8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8"/></text:span><text:span text:style-name="ControlFlowTok">loop</text:span><text:span text:style-name="NormalTok"> l4</text:span> </text:p>
      <text:p text:style-name="Preformatted_20_Text"><text:span text:style-name="NormalTok"><text:s text:c="8"/></text:span><text:span text:style-name="BuiltInTok">pop</text:span><text:span text:style-name="NormalTok"> </text:span><text:span text:style-name="KeywordTok">dx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PreprocessorTok">display</text:span><text:span text:style-name="NormalTok"> ENDP</text:span> </text:p>
      <text:p text:style-name="Preformatted_20_Text"/>
      <text:p text:style-name="Preformatted_20_Text"><text:span text:style-name="NormalTok">factorial PROC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 </text:span><text:span text:style-name="BaseNTok">0001h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cx</text:span><text:span text:style-name="OperatorTok">,</text:span><text:span text:style-name="NormalTok"> num1</text:span> </text:p>
      <text:p text:style-name="Preformatted_20_Text"><text:span text:style-name="NormalTok"><text:s text:c="4"/></text:span><text:span text:style-name="FunctionTok">l5:</text:span> </text:p>
      <text:p text:style-name="Preformatted_20_Text"><text:span text:style-name="NormalTok"><text:s text:c="8"/></text:span><text:span text:style-name="BuiltInTok">mul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BuiltInTok">dec</text:span><text:span text:style-name="NormalTok"> </text:span><text:span text:style-name="KeywordTok">cx</text:span> </text:p>
      <text:p text:style-name="Preformatted_20_Text"><text:span text:style-name="NormalTok"><text:s text:c="8"/></text:span><text:span text:style-name="ControlFlowTok">jnz</text:span><text:span text:style-name="NormalTok"> l5</text:span> </text:p>
      <text:p text:style-name="Preformatted_20_Text"><text:span text:style-name="NormalTok"><text:s text:c="8"/></text:span><text:span text:style-name="ControlFlowTok">call</text:span><text:span text:style-name="NormalTok"> display</text:span> </text:p>
      <text:p text:style-name="Preformatted_20_Text"><text:span text:style-name="NormalTok"><text:s text:c="8"/></text:span><text:span text:style-name="ControlFlowTok">ret</text:span> </text:p>
      <text:p text:style-name="Preformatted_20_Text"><text:span text:style-name="NormalTok">factorial ENDP</text:span> </text:p>
      <text:p text:style-name="Preformatted_20_Text"/>
      <text:p text:style-name="Preformatted_20_Text"><text:span text:style-name="FunctionTok">start: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x</text:span><text:span text:style-name="OperatorTok">,</text:span><text:span text:style-name="NormalTok"> data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ds</text:span><text:span text:style-name="OperatorTok">,</text:span><text:span text:style-name="NormalTok"> </text:span><text:span text:style-name="KeywordTok">ax</text:span> </text:p>
      <text:p text:style-name="Preformatted_20_Text"><text:span text:style-name="NormalTok"><text:s text:c="4"/>print msg1</text:span> </text:p>
      <text:p text:style-name="Preformatted_20_Text"><text:span text:style-name="NormalTok"><text:s text:c="4"/></text:span><text:span text:style-name="ControlFlowTok">call</text:span><text:span text:style-name="NormalTok"> read</text:span> </text:p>
      <text:p text:style-name="Preformatted_20_Text"><text:span text:style-name="NormalTok"><text:s text:c="4"/></text:span><text:span text:style-name="BuiltInTok">mov</text:span><text:span text:style-name="NormalTok"> num1</text:span><text:span text:style-name="OperatorTok">,</text:span><text:span text:style-name="NormalTok"> </text:span><text:span text:style-name="KeywordTok">ax</text:span> </text:p>
      <text:p text:style-name="Preformatted_20_Text"><text:span text:style-name="NormalTok"><text:s text:c="4"/>print msg2</text:span> </text:p>
      <text:p text:style-name="Preformatted_20_Text"><text:span text:style-name="NormalTok"><text:s text:c="4"/></text:span><text:span text:style-name="ControlFlowTok">call</text:span><text:span text:style-name="NormalTok"> factorial</text:span> </text:p>
      <text:p text:style-name="Preformatted_20_Text"><text:span text:style-name="NormalTok"><text:s text:c="4"/></text:span><text:span text:style-name="BuiltInTok">mov</text:span><text:span text:style-name="NormalTok"> </text:span><text:span text:style-name="KeywordTok">ah</text:span><text:span text:style-name="OperatorTok">,</text:span><text:span text:style-name="NormalTok"> </text:span><text:span text:style-name="DecValTok">4</text:span><text:span text:style-name="ErrorTok">Ch</text:span> </text:p>
      <text:p text:style-name="Preformatted_20_Text"><text:span text:style-name="NormalTok"><text:s text:c="4"/></text:span><text:span text:style-name="BuiltInTok">int</text:span><text:span text:style-name="NormalTok"> </text:span><text:span text:style-name="BaseNTok">21h</text:span> </text:p>
      <text:p text:style-name="Preformatted_20_Text"><text:span text:style-name="NormalTok"><text:s text:c="4"/>code ENDS</text:span> </text:p>
      <text:p text:style-name="Preformatted_20_Text"><text:span text:style-name="PreprocessorTok">END</text:span><text:span text:style-name="NormalTok"> start</text:span> </text:p>
      <text:p text:style-name="Preformatted_20_Text">Output</text:p>
      <text:p text:style-name="Preformatted_20_Text"/>
      <text:p text:style-name="Preformatted_20_Text">C:\&gt;fact</text:p>
      <text:p text:style-name="Preformatted_20_Text">Enter no: 6</text:p>
      <text:p text:style-name="Preformatted_20_Text">Factorial is: 7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keyword/>
    <meta:initial-creator/>
    <meta:creation-date>2025-10-17T15:45:55Z</meta:creation-date>
    <dc:date>2025-10-17T21:26:00.731432527</dc:date>
    <meta:editing-duration>PT9M58S</meta:editing-duration>
    <meta:editing-cycles>1</meta:editing-cycles>
    <meta:document-statistic meta:table-count="0" meta:image-count="0" meta:object-count="0" meta:page-count="4" meta:paragraph-count="410" meta:word-count="851" meta:character-count="6088" meta:non-whitespace-character-count="3426"/>
    <meta:user-defined meta:name="base_path">/home/a_swi_nrd/College Things/system-software/printouts</meta:user-defined>
  </office:meta>
</office:document-meta>
</file>